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9" style:family="table">
      <style:table-properties style:width="2.8111in" table:align="left"/>
    </style:style>
    <style:style style:name="Таблиця29.A" style:family="table-column">
      <style:table-column-properties style:column-width="0.7028in"/>
    </style:style>
    <style:style style:name="Таблиця2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9.D1" style:family="table-cell">
      <style:table-cell-properties fo:padding="0.0382in" fo:border="0.5pt solid #000000" style:writing-mode="page"/>
    </style:style>
    <style:style style:name="Таблиця2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9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30" style:family="table">
      <style:table-properties style:width="2.8111in" table:align="left"/>
    </style:style>
    <style:style style:name="Таблиця30.A" style:family="table-column">
      <style:table-column-properties style:column-width="0.7028in"/>
    </style:style>
    <style:style style:name="Таблиця3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30.D1" style:family="table-cell">
      <style:table-cell-properties fo:padding="0.0382in" fo:border="0.5pt solid #000000" style:writing-mode="page"/>
    </style:style>
    <style:style style:name="Таблиця3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30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3e980"/>
    </style:style>
    <style:style style:name="P2" style:family="paragraph" style:parent-style-name="Standard">
      <style:text-properties officeooo:rsid="000b11cd" officeooo:paragraph-rsid="0003e980"/>
    </style:style>
    <style:style style:name="P3" style:family="paragraph" style:parent-style-name="Standard">
      <style:text-properties officeooo:rsid="000b11cd" officeooo:paragraph-rsid="001a46f2"/>
    </style:style>
    <style:style style:name="P4" style:family="paragraph" style:parent-style-name="Standard">
      <style:paragraph-properties fo:text-align="justify" style:justify-single-word="false"/>
      <style:text-properties officeooo:paragraph-rsid="0011cd3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b11cd" officeooo:paragraph-rsid="0003e980"/>
    </style:style>
    <style:style style:name="P6" style:family="paragraph" style:parent-style-name="Standard">
      <style:text-properties style:font-name="Times New Roman" officeooo:rsid="000b11cd" officeooo:paragraph-rsid="0003e980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11cd3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11cd3e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officeooo:paragraph-rsid="00146cc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146cc3" style:font-size-asian="12pt" style:font-size-complex="12pt"/>
    </style:style>
    <style:style style:name="P11" style:family="paragraph" style:parent-style-name="Standard">
      <style:text-properties officeooo:paragraph-rsid="001a46f2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855f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ac683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e0246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17ef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1cd3e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3bda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40821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46cc3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66528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7baf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11cd3e" style:font-size-asian="12pt" style:font-name-complex="Times New Roman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1cd3e" style:font-size-asian="12pt" style:font-name-complex="Times New Roman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46cc3" style:font-size-asian="12pt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11cd3e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3712e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66528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87baf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187baf" style:font-name-asian="Times New Roman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1a46f2" style:font-name-asian="Times New Roman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3e980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0e0246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a46f2" style:font-size-asian="12pt" style:font-name-complex="Times New Roman" style:font-size-complex="12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3e980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03e980" officeooo:paragraph-rsid="0003e980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paragraph-rsid="0003e980" style:font-name-asian="Noto Sans CJK SC Regular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187baf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1a46f2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206c90" officeooo:paragraph-rsid="001a46f2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officeooo:paragraph-rsid="0003e980"/>
    </style:style>
    <style:style style:name="P4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cc101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2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0e0246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113a80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87baf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cc101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41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text-position="0% 100%" style:font-name="Times New Roman" fo:font-size="12pt" fo:letter-spacing="normal" fo:font-style="normal" officeooo:rsid="002da2b9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7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8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2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3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fo:language="uk" fo:country="UA" fo:font-style="normal" officeooo:rsid="00187baf" style:font-name-asian="Symbol" style:font-size-asian="12pt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58" style:family="text">
      <style:text-properties style:text-position="0% 100%" style:font-name="Times New Roman1" fo:font-size="12pt" fo:letter-spacing="normal" fo:font-style="normal" officeooo:rsid="000beb46" style:font-name-asian="Times New Roman1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61" style:family="text">
      <style:text-properties style:text-position="0% 100%" fo:font-size="12pt" style:font-size-asian="12pt" style:font-name-complex="Times New Roman" style:font-size-complex="12pt"/>
    </style:style>
    <style:style style:name="T62" style:family="text">
      <style:text-properties style:text-position="0% 100%" fo:font-size="12pt" officeooo:rsid="0006e065" style:font-size-asian="12pt" style:font-name-complex="Times New Roman" style:font-size-complex="12pt"/>
    </style:style>
    <style:style style:name="T63" style:family="text">
      <style:text-properties style:text-position="sub 58%"/>
    </style:style>
    <style:style style:name="T64" style:family="text">
      <style:text-properties style:text-position="sub 58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65" style:family="text">
      <style:text-properties style:text-position="sub 58%" style:font-name="Times New Roman" fo:font-size="12pt" fo:letter-spacing="normal" fo:font-style="normal" officeooo:rsid="00233cd7" style:font-name-asian="Symbol" style:font-size-asian="12pt" style:font-style-asian="normal" style:font-name-complex="Times New Roman" style:font-size-complex="12pt"/>
    </style:style>
    <style:style style:name="T66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67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68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69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70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71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72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73" style:family="text">
      <style:text-properties style:text-position="sub 58%" fo:font-size="12pt" style:font-size-asian="12pt" style:font-name-complex="Times New Roman" style:font-size-complex="12pt"/>
    </style:style>
    <style:style style:name="T74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75" style:family="text">
      <style:text-properties style:text-position="sub 58%" fo:font-size="12pt" officeooo:rsid="00043770" style:font-size-asian="12pt" style:font-name-complex="Times New Roman" style:font-size-complex="12pt"/>
    </style:style>
    <style:style style:name="T76" style:family="text">
      <style:text-properties officeooo:rsid="000c911a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size="12pt" style:font-size-asian="12pt" style:font-name-complex="Times New Roman" style:font-size-complex="12pt"/>
    </style:style>
    <style:style style:name="T79" style:family="text">
      <style:text-properties style:font-name="Times New Roman" fo:font-size="12pt" style:font-size-asian="12pt" style:font-size-complex="12pt"/>
    </style:style>
    <style:style style:name="T80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82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83" style:family="text">
      <style:text-properties style:font-name="Times New Roman" fo:font-size="12pt" fo:letter-spacing="normal" officeooo:rsid="00187baf" style:font-size-asian="12pt" style:font-name-complex="Times New Roman" style:font-size-complex="12pt"/>
    </style:style>
    <style:style style:name="T84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85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86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per 58%" style:font-name="Times New Roman" fo:font-size="12pt" fo:letter-spacing="normal" fo:font-style="normal" officeooo:rsid="0016b7db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2da2b9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92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3" style:family="text">
      <style:text-properties style:text-position="super 58%" fo:font-size="12pt" style:font-size-asian="12pt" style:font-name-complex="Times New Roman" style:font-size-complex="12pt"/>
    </style:style>
    <style:style style:name="T94" style:family="text">
      <style:text-properties officeooo:rsid="000f3f0e"/>
    </style:style>
    <style:style style:name="T95" style:family="text">
      <style:text-properties fo:font-size="12pt" style:font-size-asian="12pt" style:font-name-complex="Times New Roman" style:font-size-complex="12pt"/>
    </style:style>
    <style:style style:name="T96" style:family="text">
      <style:text-properties fo:font-size="12pt" officeooo:rsid="002bdf2f" style:font-size-asian="12pt" style:font-name-complex="Times New Roman" style:font-size-complex="12pt"/>
    </style:style>
    <style:style style:name="T97" style:family="text">
      <style:text-properties fo:language="uk" fo:country="UA" officeooo:rsid="001823a6"/>
    </style:style>
    <style:style style:name="T98" style:family="text">
      <style:text-properties fo:language="uk" fo:country="UA" fo:font-style="italic" officeooo:rsid="001823a6" style:font-style-asian="italic" style:font-style-complex="italic"/>
    </style:style>
    <style:style style:name="T99" style:family="text">
      <style:text-properties fo:language="uk" fo:country="UA" officeooo:rsid="002bdf2f"/>
    </style:style>
    <style:style style:name="T100" style:family="text">
      <style:text-properties officeooo:rsid="00133bda"/>
    </style:style>
    <style:style style:name="T101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2" style:family="text">
      <style:text-properties officeooo:rsid="0014f71f"/>
    </style:style>
    <style:style style:name="T103" style:family="text">
      <style:text-properties officeooo:rsid="00187b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00">731</text:span></text:p>
      <text:p text:style-name="P14"><text:span text:style-name="Основной_20_текст4"><text:span text:style-name="T13">Застереження. </text:span></text:span></text:p>
      <text:p text:style-name="P14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39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2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32"><text:span text:style-name="Основной_20_текст4"><text:span text:style-name="T20"/></text:span></text:p>
      <text:p text:style-name="P2"><text:span text:style-name="T77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4"/>
          </table:table-cell>
          <table:table-cell table:style-name="Таблиця3.A1" office:value-type="string">
            <text:p text:style-name="P35">2</text:p>
          </table:table-cell>
          <table:table-cell table:style-name="Таблиця3.A1" office:value-type="string">
            <text:p text:style-name="P35">2</text:p>
          </table:table-cell>
          <table:table-cell table:style-name="Таблиця3.A1" office:value-type="string">
            <text:p text:style-name="P35">1</text:p>
          </table:table-cell>
          <table:table-cell table:style-name="Таблиця3.E1" office:value-type="string">
            <text:p text:style-name="P35">1</text:p>
          </table:table-cell>
        </table:table-row>
        <table:table-row table:style-name="Таблиця3.1">
          <table:table-cell table:style-name="Таблиця3.A2" office:value-type="string">
            <text:p text:style-name="P36"><text:span text:style-name="T76">δ</text:span>/<text:span text:style-name="T94">μ</text:span></text:p>
          </table:table-cell>
          <table:table-cell table:style-name="Таблиця3.A2" office:value-type="string">
            <text:p text:style-name="P40"><text:span text:style-name="T95">a</text:span><text:span text:style-name="T73">1</text:span></text:p>
          </table:table-cell>
          <table:table-cell table:style-name="Таблиця3.A2" office:value-type="string">
            <text:p text:style-name="P40"><text:span text:style-name="T95">a</text:span><text:span text:style-name="T73">2</text:span></text:p>
          </table:table-cell>
          <table:table-cell table:style-name="Таблиця3.A2" office:value-type="string">
            <text:p text:style-name="P40"><text:span text:style-name="T95">a</text:span><text:span text:style-name="T73">3</text:span></text:p>
          </table:table-cell>
          <table:table-cell table:style-name="Таблиця3.E2" office:value-type="string">
            <text:p text:style-name="P40"><text:span text:style-name="T95">a</text:span><text:span text:style-name="T73">4</text:span></text:p>
          </table:table-cell>
        </table:table-row>
        <table:table-row table:style-name="Таблиця3.1">
          <table:table-cell table:style-name="Таблиця3.A2" office:value-type="string">
            <text:p text:style-name="P40"><text:span text:style-name="T61">x</text:span><text:span text:style-name="T73">1</text:span></text:p>
          </table:table-cell>
          <table:table-cell table:style-name="Таблиця3.A2" office:value-type="string">
            <text:p text:style-name="P40"><text:span text:style-name="T61">a</text:span><text:span text:style-name="T74">1</text:span></text:p>
          </table:table-cell>
          <table:table-cell table:style-name="Таблиця3.A2" office:value-type="string">
            <text:p text:style-name="P40"><text:span text:style-name="T61">a</text:span><text:span text:style-name="T74">4</text:span></text:p>
          </table:table-cell>
          <table:table-cell table:style-name="Таблиця3.A2" office:value-type="string">
            <text:p text:style-name="P40"><text:span text:style-name="T61">a</text:span><text:span text:style-name="T73">4</text:span></text:p>
          </table:table-cell>
          <table:table-cell table:style-name="Таблиця3.E2" office:value-type="string">
            <text:p text:style-name="P40"><text:span text:style-name="T61">a</text:span><text:span text:style-name="T73">3</text:span></text:p>
          </table:table-cell>
        </table:table-row>
        <table:table-row table:style-name="Таблиця3.1">
          <table:table-cell table:style-name="Таблиця3.A2" office:value-type="string">
            <text:p text:style-name="P40"><text:span text:style-name="T61">x</text:span><text:span text:style-name="T73">2</text:span></text:p>
          </table:table-cell>
          <table:table-cell table:style-name="Таблиця3.A2" office:value-type="string">
            <text:p text:style-name="P40"><text:span text:style-name="T61">a</text:span><text:span text:style-name="T73">4</text:span></text:p>
          </table:table-cell>
          <table:table-cell table:style-name="Таблиця3.A2" office:value-type="string">
            <text:p text:style-name="P40"><text:span text:style-name="T61">a</text:span><text:span text:style-name="T75">3</text:span></text:p>
          </table:table-cell>
          <table:table-cell table:style-name="Таблиця3.A2" office:value-type="string">
            <text:p text:style-name="P40"><text:span text:style-name="T61">a</text:span><text:span text:style-name="T73">2</text:span></text:p>
          </table:table-cell>
          <table:table-cell table:style-name="Таблиця3.E2" office:value-type="string">
            <text:p text:style-name="P40"><text:span text:style-name="T61">a</text:span><text:span text:style-name="T73">1</text:span></text:p>
          </table:table-cell>
        </table:table-row>
      </table:table>
      <text:p text:style-name="P6"/>
      <text:p text:style-name="P3"><text:span text:style-name="Основной_20_текст4"><text:span text:style-name="T2">2. </text:span></text:span><text:span text:style-name="Основной_20_текст4"><text:span text:style-name="T51">Побудувати автомат Мура, еквiвалентний заданому автомату Мiлi:</text:span></text:span></text:p>
      <text:p text:style-name="P33"/>
      <table:table table:name="Таблиця29" table:style-name="Таблиця29">
        <table:table-column table:style-name="Таблиця29.A" table:number-columns-repeated="4"/>
        <table:table-row table:style-name="TableLine94281227461168">
          <table:table-cell table:style-name="Таблиця29.A1" office:value-type="string">
            <text:p text:style-name="P30"><text:span text:style-name="Основной_20_текст4"><text:span text:style-name="T51">δ</text:span></text:span></text:p>
          </table:table-cell>
          <table:table-cell table:style-name="Таблиця29.A1" office:value-type="string">
            <text:p text:style-name="P38">1</text:p>
          </table:table-cell>
          <table:table-cell table:style-name="Таблиця29.A1" office:value-type="string">
            <text:p text:style-name="P38">2</text:p>
          </table:table-cell>
          <table:table-cell table:style-name="Таблиця29.D1" office:value-type="string">
            <text:p text:style-name="P38">3</text:p>
          </table:table-cell>
        </table:table-row>
        <table:table-row table:style-name="TableLine94281299541744">
          <table:table-cell table:style-name="Таблиця29.A2" office:value-type="string">
            <text:p text:style-name="P38">х<text:span text:style-name="T63">1</text:span></text:p>
          </table:table-cell>
          <table:table-cell table:style-name="Таблиця29.A2" office:value-type="string">
            <text:p text:style-name="P39">2</text:p>
          </table:table-cell>
          <table:table-cell table:style-name="Таблиця29.A2" office:value-type="string">
            <text:p text:style-name="P39">1</text:p>
          </table:table-cell>
          <table:table-cell table:style-name="Таблиця29.D2" office:value-type="string">
            <text:p text:style-name="P39">3</text:p>
          </table:table-cell>
        </table:table-row>
        <table:table-row table:style-name="TableLine94281286521008">
          <table:table-cell table:style-name="Таблиця29.A2" office:value-type="string">
            <text:p text:style-name="P38">х<text:span text:style-name="T63">2</text:span></text:p>
          </table:table-cell>
          <table:table-cell table:style-name="Таблиця29.A2" office:value-type="string">
            <text:p text:style-name="P39">3</text:p>
          </table:table-cell>
          <table:table-cell table:style-name="Таблиця29.A2" office:value-type="string">
            <text:p text:style-name="P39">2</text:p>
          </table:table-cell>
          <table:table-cell table:style-name="Таблиця29.D2" office:value-type="string">
            <text:p text:style-name="P39">1</text:p>
          </table:table-cell>
        </table:table-row>
      </table:table>
      <text:p text:style-name="P11"/>
      <table:table table:name="Таблиця30" table:style-name="Таблиця30">
        <table:table-column table:style-name="Таблиця30.A" table:number-columns-repeated="4"/>
        <table:table-row table:style-name="TableLine94281330202368">
          <table:table-cell table:style-name="Таблиця30.A1" office:value-type="string">
            <text:p text:style-name="P30"><text:span text:style-name="Основной_20_текст4"><text:span text:style-name="T51">λ</text:span></text:span></text:p>
          </table:table-cell>
          <table:table-cell table:style-name="Таблиця30.A1" office:value-type="string">
            <text:p text:style-name="P38">1</text:p>
          </table:table-cell>
          <table:table-cell table:style-name="Таблиця30.A1" office:value-type="string">
            <text:p text:style-name="P38">2</text:p>
          </table:table-cell>
          <table:table-cell table:style-name="Таблиця30.D1" office:value-type="string">
            <text:p text:style-name="P38">3</text:p>
          </table:table-cell>
        </table:table-row>
        <table:table-row table:style-name="TableLine94281300595472">
          <table:table-cell table:style-name="Таблиця30.A2" office:value-type="string">
            <text:p text:style-name="P38">х<text:span text:style-name="T63">1</text:span></text:p>
          </table:table-cell>
          <table:table-cell table:style-name="Таблиця30.A2" office:value-type="string">
            <text:p text:style-name="P39">2</text:p>
          </table:table-cell>
          <table:table-cell table:style-name="Таблиця30.A2" office:value-type="string">
            <text:p text:style-name="P39">2</text:p>
          </table:table-cell>
          <table:table-cell table:style-name="Таблиця30.D2" office:value-type="string">
            <text:p text:style-name="P39">1</text:p>
          </table:table-cell>
        </table:table-row>
        <table:table-row table:style-name="TableLine94281285735792">
          <table:table-cell table:style-name="Таблиця30.A2" office:value-type="string">
            <text:p text:style-name="P38">х<text:span text:style-name="T63">2</text:span></text:p>
          </table:table-cell>
          <table:table-cell table:style-name="Таблиця30.A2" office:value-type="string">
            <text:p text:style-name="P39">2</text:p>
          </table:table-cell>
          <table:table-cell table:style-name="Таблиця30.A2" office:value-type="string">
            <text:p text:style-name="P39">1</text:p>
          </table:table-cell>
          <table:table-cell table:style-name="Таблиця30.D2" office:value-type="string">
            <text:p text:style-name="P39">2</text:p>
          </table:table-cell>
        </table:table-row>
      </table:table>
      <text:p text:style-name="P3"><text:span text:style-name="Основной_20_текст4"><text:span text:style-name="T52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6"><text:span text:style-name="T76">δ</text:span>/<text:span text:style-name="T76">λ</text:span></text:p>
          </table:table-cell>
          <table:table-cell table:style-name="Таблиця1.A1" office:value-type="string">
            <text:p text:style-name="P40"><text:span text:style-name="T95">a</text:span><text:span text:style-name="T73">1</text:span></text:p>
          </table:table-cell>
          <table:table-cell table:style-name="Таблиця1.A1" office:value-type="string">
            <text:p text:style-name="P40"><text:span text:style-name="T95">a</text:span><text:span text:style-name="T73">2</text:span></text:p>
          </table:table-cell>
          <table:table-cell table:style-name="Таблиця1.A1" office:value-type="string">
            <text:p text:style-name="P40"><text:span text:style-name="T95">a</text:span><text:span text:style-name="T73">3</text:span></text:p>
          </table:table-cell>
          <table:table-cell table:style-name="Таблиця1.A1" office:value-type="string">
            <text:p text:style-name="P40"><text:span text:style-name="T95">a</text:span><text:span text:style-name="T73">4</text:span></text:p>
          </table:table-cell>
          <table:table-cell table:style-name="Таблиця1.A1" office:value-type="string">
            <text:p text:style-name="P40"><text:span text:style-name="T95">a</text:span><text:span text:style-name="T73">5</text:span></text:p>
          </table:table-cell>
          <table:table-cell table:style-name="Таблиця1.A1" office:value-type="string">
            <text:p text:style-name="P40"><text:span text:style-name="T95">a</text:span><text:span text:style-name="T73">6</text:span></text:p>
          </table:table-cell>
          <table:table-cell table:style-name="Таблиця1.H1" office:value-type="string">
            <text:p text:style-name="P40"><text:span text:style-name="T95">a</text:span><text:span text:style-name="T73">7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1">x</text:span><text:span text:style-name="T73">1</text:span></text:p>
          </table:table-cell>
          <table:table-cell table:style-name="Таблиця1.A2" office:value-type="string">
            <text:p text:style-name="P40"><text:span text:style-name="T61">a</text:span><text:span text:style-name="T73">2</text:span><text:span text:style-name="T61">/</text:span><text:span text:style-name="T62">2</text:span></text:p>
          </table:table-cell>
          <table:table-cell table:style-name="Таблиця1.A2" office:value-type="string">
            <text:p text:style-name="P40"><text:span text:style-name="T61">a</text:span><text:span text:style-name="T73">3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6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3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3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4</text:span><text:span text:style-name="T61">/</text:span><text:span text:style-name="T62">2</text:span></text:p>
          </table:table-cell>
          <table:table-cell table:style-name="Таблиця1.H2" office:value-type="string">
            <text:p text:style-name="P40"><text:span text:style-name="T61">a</text:span><text:span text:style-name="T73">3</text:span><text:span text:style-name="T61">/1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1">x</text:span><text:span text:style-name="T73">2</text:span></text:p>
          </table:table-cell>
          <table:table-cell table:style-name="Таблиця1.A2" office:value-type="string">
            <text:p text:style-name="P40"><text:span text:style-name="T61">a</text:span><text:span text:style-name="T73">1</text:span><text:span text:style-name="T61">/</text:span><text:span text:style-name="T62">1</text:span></text:p>
          </table:table-cell>
          <table:table-cell table:style-name="Таблиця1.A2" office:value-type="string">
            <text:p text:style-name="P40"><text:span text:style-name="T61">a</text:span><text:span text:style-name="T73">5</text:span><text:span text:style-name="T61">/2</text:span></text:p>
          </table:table-cell>
          <table:table-cell table:style-name="Таблиця1.A2" office:value-type="string">
            <text:p text:style-name="P40"><text:span text:style-name="T61">a</text:span><text:span text:style-name="T73">3</text:span><text:span text:style-name="T61">/2</text:span></text:p>
          </table:table-cell>
          <table:table-cell table:style-name="Таблиця1.A2" office:value-type="string">
            <text:p text:style-name="P40"><text:span text:style-name="T61">a</text:span><text:span text:style-name="T73">7</text:span><text:span text:style-name="T61">/2</text:span></text:p>
          </table:table-cell>
          <table:table-cell table:style-name="Таблиця1.A2" office:value-type="string">
            <text:p text:style-name="P40"><text:span text:style-name="T61">a</text:span><text:span text:style-name="T73">4</text:span><text:span text:style-name="T61">/2</text:span></text:p>
          </table:table-cell>
          <table:table-cell table:style-name="Таблиця1.A2" office:value-type="string">
            <text:p text:style-name="P40"><text:span text:style-name="T61">a</text:span><text:span text:style-name="T73">6</text:span><text:span text:style-name="T61">/</text:span><text:span text:style-name="T62">1</text:span></text:p>
          </table:table-cell>
          <table:table-cell table:style-name="Таблиця1.H2" office:value-type="string">
            <text:p text:style-name="P40"><text:span text:style-name="T61">a</text:span><text:span text:style-name="T73">2</text:span><text:span text:style-name="T61">/2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61">x</text:span><text:span text:style-name="T73">3</text:span></text:p>
          </table:table-cell>
          <table:table-cell table:style-name="Таблиця1.A2" office:value-type="string">
            <text:p text:style-name="P40"><text:span text:style-name="T61">a</text:span><text:span text:style-name="T73">7</text:span><text:span text:style-name="T61">/</text:span><text:span text:style-name="T62">1</text:span></text:p>
          </table:table-cell>
          <table:table-cell table:style-name="Таблиця1.A2" office:value-type="string">
            <text:p text:style-name="P40"><text:span text:style-name="T61">a</text:span><text:span text:style-name="T73">4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3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2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5</text:span><text:span text:style-name="T61">/1</text:span></text:p>
          </table:table-cell>
          <table:table-cell table:style-name="Таблиця1.A2" office:value-type="string">
            <text:p text:style-name="P40"><text:span text:style-name="T61">a</text:span><text:span text:style-name="T73">5</text:span><text:span text:style-name="T61">/</text:span><text:span text:style-name="T62">1</text:span></text:p>
          </table:table-cell>
          <table:table-cell table:style-name="Таблиця1.H2" office:value-type="string">
            <text:p text:style-name="P40"><text:span text:style-name="T61">a</text:span><text:span text:style-name="T73">4</text:span><text:span text:style-name="T61">/1</text:span></text:p>
          </table:table-cell>
        </table:table-row>
      </table:table>
      <text:p text:style-name="P31"/>
      <text:p text:style-name="P21"><text:span text:style-name="Основной_20_текст4"><text:span text:style-name="T3">4. </text:span></text:span><text:span text:style-name="Основной_20_текст4"><text:span text:style-name="T57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69">1</text:span></text:span><text:span text:style-name="Основной_20_текст4"><text:span text:style-name="T57"> i A</text:span></text:span><text:span text:style-name="Основной_20_текст4"><text:span text:style-name="T69">2</text:span></text:span><text:span text:style-name="Основной_20_текст4"><text:span text:style-name="T57">.</text:span></text:span></text:p>
      <text:p text:style-name="P28"><text:span text:style-name="Основной_20_текст4"><text:span text:style-name="T56"/></text:span></text:p>
      <text:p text:style-name="P28"><text:span text:style-name="Основной_20_текст4"><text:span text:style-name="T51">A</text:span></text:span><text:span text:style-name="Основной_20_текст4"><text:span text:style-name="T70">1</text:span></text:span><text:span text:style-name="Основной_20_текст4"><text:span text:style-name="T51">:</text:span></text:span></text:p>
      <text:p text:style-name="P28"><text:span text:style-name="Основной_20_текст4"><text:span text:style-name="T51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291528784">
          <table:table-cell table:style-name="Таблиця8.A1" office:value-type="string">
            <text:p text:style-name="P29"><text:span text:style-name="Основной_20_текст4"><text:span text:style-name="T51">δ</text:span></text:span><text:span text:style-name="Основной_20_текст4"><text:span text:style-name="T70">1</text:span></text:span><text:span text:style-name="Основной_20_текст4"><text:span text:style-name="T51">/λ</text:span></text:span><text:span text:style-name="Основной_20_текст4"><text:span text:style-name="T70">1</text:span></text:span></text:p>
          </table:table-cell>
          <table:table-cell table:style-name="Таблиця8.A1" office:value-type="string">
            <text:p text:style-name="P37">1</text:p>
          </table:table-cell>
          <table:table-cell table:style-name="Таблиця8.A1" office:value-type="string">
            <text:p text:style-name="P37">2</text:p>
          </table:table-cell>
          <table:table-cell table:style-name="Таблиця8.A1" office:value-type="string">
            <text:p text:style-name="P37">3</text:p>
          </table:table-cell>
          <table:table-cell table:style-name="Таблиця8.A1" office:value-type="string">
            <text:p text:style-name="P37">4</text:p>
          </table:table-cell>
          <table:table-cell table:style-name="Таблиця8.A1" office:value-type="string">
            <text:p text:style-name="P37">5</text:p>
          </table:table-cell>
          <table:table-cell table:style-name="Таблиця8.A1" office:value-type="string">
            <text:p text:style-name="P37">6</text:p>
          </table:table-cell>
          <table:table-cell table:style-name="Таблиця8.A1" office:value-type="string">
            <text:p text:style-name="P37">7</text:p>
          </table:table-cell>
          <table:table-cell table:style-name="Таблиця8.A1" office:value-type="string">
            <text:p text:style-name="P37">8</text:p>
          </table:table-cell>
          <table:table-cell table:style-name="Таблиця8.J1" office:value-type="string">
            <text:p text:style-name="P37">9</text:p>
          </table:table-cell>
        </table:table-row>
        <text:soft-page-break/>
        <table:table-row table:style-name="TableLine94281347310336">
          <table:table-cell table:style-name="Таблиця8.A2" office:value-type="string">
            <text:p text:style-name="P37">х<text:span text:style-name="T63">1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1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5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8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8.J2" office:value-type="string">
            <text:p text:style-name="P29"><text:span text:style-name="Основной_20_текст4"><text:span text:style-name="T51">6/2</text:span></text:span></text:p>
          </table:table-cell>
        </table:table-row>
        <table:table-row table:style-name="TableLine94281330880768">
          <table:table-cell table:style-name="Таблиця8.A2" office:value-type="string">
            <text:p text:style-name="P37">х<text:span text:style-name="T63">2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3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7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3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3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7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7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7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4/1</text:span></text:span></text:p>
          </table:table-cell>
          <table:table-cell table:style-name="Таблиця8.J2" office:value-type="string">
            <text:p text:style-name="P29"><text:span text:style-name="Основной_20_текст4"><text:span text:style-name="T51">4/1</text:span></text:span></text:p>
          </table:table-cell>
        </table:table-row>
        <table:table-row table:style-name="TableLine94281285043360">
          <table:table-cell table:style-name="Таблиця8.A2" office:value-type="string">
            <text:p text:style-name="P37">х<text:span text:style-name="T63">3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3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9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2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2/1</text:span></text:span></text:p>
          </table:table-cell>
          <table:table-cell table:style-name="Таблиця8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8.J2" office:value-type="string">
            <text:p text:style-name="P29"><text:span text:style-name="Основной_20_текст4"><text:span text:style-name="T51">4/2</text:span></text:span></text:p>
          </table:table-cell>
        </table:table-row>
      </table:table>
      <text:p text:style-name="P28"><text:span text:style-name="Основной_20_текст4"><text:span text:style-name="T51"/></text:span></text:p>
      <text:p text:style-name="P28"><text:span text:style-name="Основной_20_текст4"><text:span text:style-name="T51">A</text:span></text:span><text:span text:style-name="Основной_20_текст4"><text:span text:style-name="T70">2</text:span></text:span><text:span text:style-name="Основной_20_текст4"><text:span text:style-name="T51">:</text:span></text:span></text:p>
      <text:p text:style-name="P28"><text:span text:style-name="Основной_20_текст4"><text:span text:style-name="T51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52694016">
          <table:table-cell table:style-name="Таблиця11.A1" office:value-type="string">
            <text:p text:style-name="P29"><text:span text:style-name="Основной_20_текст4"><text:span text:style-name="T51">δ</text:span></text:span><text:span text:style-name="Основной_20_текст4"><text:span text:style-name="T71">2</text:span></text:span><text:span text:style-name="Основной_20_текст4"><text:span text:style-name="T51">/λ</text:span></text:span><text:span text:style-name="Основной_20_текст4"><text:span text:style-name="T71">2</text:span></text:span></text:p>
          </table:table-cell>
          <table:table-cell table:style-name="Таблиця11.A1" office:value-type="string">
            <text:p text:style-name="P37">1</text:p>
          </table:table-cell>
          <table:table-cell table:style-name="Таблиця11.A1" office:value-type="string">
            <text:p text:style-name="P37">2</text:p>
          </table:table-cell>
          <table:table-cell table:style-name="Таблиця11.A1" office:value-type="string">
            <text:p text:style-name="P37">3</text:p>
          </table:table-cell>
          <table:table-cell table:style-name="Таблиця11.A1" office:value-type="string">
            <text:p text:style-name="P37">4</text:p>
          </table:table-cell>
          <table:table-cell table:style-name="Таблиця11.A1" office:value-type="string">
            <text:p text:style-name="P37">5</text:p>
          </table:table-cell>
          <table:table-cell table:style-name="Таблиця11.A1" office:value-type="string">
            <text:p text:style-name="P37">6</text:p>
          </table:table-cell>
          <table:table-cell table:style-name="Таблиця11.H1" office:value-type="string">
            <text:p text:style-name="P37">7</text:p>
          </table:table-cell>
        </table:table-row>
        <table:table-row table:style-name="TableLine94281285775872">
          <table:table-cell table:style-name="Таблиця11.A2" office:value-type="string">
            <text:p text:style-name="P37">х<text:span text:style-name="T63">1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4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4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1">4/2</text:span></text:span></text:p>
          </table:table-cell>
        </table:table-row>
        <table:table-row table:style-name="TableLine94281354262784">
          <table:table-cell table:style-name="Таблиця11.A2" office:value-type="string">
            <text:p text:style-name="P37">х<text:span text:style-name="T63">2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7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5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7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7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5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5/2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1">3/2</text:span></text:span></text:p>
          </table:table-cell>
        </table:table-row>
        <table:table-row table:style-name="TableLine94281278835232">
          <table:table-cell table:style-name="Таблиця11.A2" office:value-type="string">
            <text:p text:style-name="P37">х<text:span text:style-name="T63">3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5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3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2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1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1">6/1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1">2/1</text:span></text:span></text:p>
          </table:table-cell>
        </table:table-row>
      </table:table>
      <text:p text:style-name="P28"><text:span text:style-name="Основной_20_текст4"><text:span text:style-name="T51"/></text:span></text:p>
      <text:p text:style-name="P21"><text:span text:style-name="Основной_20_текст4"><text:span text:style-name="T55">5. </text:span></text:span><text:span text:style-name="Основной_20_текст4"><text:span text:style-name="T52">Довести, що iзоморфнi автомати є невiдрiзнюваними (еквiвалентними) мiж собою.</text:span></text:span></text:p>
      <text:p text:style-name="P21"><text:span text:style-name="Основной_20_текст4"><text:span text:style-name="T52"/></text:span></text:p>
      <text:p text:style-name="P13"><text:span text:style-name="Основной_20_текст4"><text:span text:style-name="T4">6. </text:span></text:span><text:span text:style-name="Основной_20_текст4"><text:span text:style-name="T7">Нехай Х</text:span></text:span><text:span text:style-name="Основной_20_текст4"><text:span text:style-name="T88">*</text:span></text:span><text:span text:style-name="Основной_20_текст4"><text:span text:style-name="T7"> </text:span></text:span><text:span text:style-name="Основной_20_текст4"><text:span text:style-name="T6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64">1</text:span></text:span><text:span text:style-name="Основной_20_текст4"><text:span text:style-name="T4">, x</text:span></text:span><text:span text:style-name="Основной_20_текст4"><text:span text:style-name="T64">2</text:span></text:span><text:span text:style-name="Основной_20_текст4"><text:span text:style-name="T4">, x</text:span></text:span><text:span text:style-name="Основной_20_текст4"><text:span text:style-name="T64">3</text:span></text:span><text:span text:style-name="Основной_20_текст4"><text:span text:style-name="T4">, x</text:span></text:span><text:span text:style-name="Основной_20_текст4"><text:span text:style-name="T64">4</text:span></text:span><text:span text:style-name="Основной_20_текст4"><text:span text:style-name="T4">}</text:span></text:span><text:span text:style-name="Основной_20_текст4"><text:span text:style-name="T87">*</text:span></text:span><text:span text:style-name="Основной_20_текст4"><text:span text:style-name="T58">→</text:span></text:span><text:span text:style-name="Основной_20_текст4"><text:span text:style-name="T4">{0, 1}</text:span></text:span><text:span text:style-name="Основной_20_текст4"><text:span text:style-name="T87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65">1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65">2</text:span></text:span><text:span text:style-name="Основной_20_текст4"><text:span text:style-name="T4"> – ліва дужка, x</text:span></text:span><text:span text:style-name="Основной_20_текст4"><text:span text:style-name="T65">3</text:span></text:span><text:span text:style-name="Основной_20_текст4"><text:span text:style-name="T4"> – права дужка, x</text:span></text:span><text:span text:style-name="Основной_20_текст4"><text:span text:style-name="T65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2"><text:span text:style-name="Основной_20_текст4"><text:span text:style-name="T4"/></text:span></text:p>
      <text:p text:style-name="P15"><text:span text:style-name="Основной_20_текст4"><text:span text:style-name="T5">7. </text:span></text:span><text:span text:style-name="Основной_20_текст4"><text:span text:style-name="T27">Написати регулярний вираз, що задає подію </text:span></text:span><text:span text:style-name="Основной_20_текст4"><text:span text:style-name="T28">Р</text:span></text:span><text:span text:style-name="Основной_20_текст4"><text:span text:style-name="T59">∩</text:span></text:span><text:span text:style-name="Основной_20_текст4"><text:span text:style-name="T27">Q в алфавіті Х={0, 1}, де Р – подія, що складається лише з таких слів в алфавіті Х, як</text:span></text:span><text:span text:style-name="Основной_20_текст4"><text:span text:style-name="T30">і</text:span></text:span><text:span text:style-name="Основной_20_текст4"><text:span text:style-name="T27"> </text:span></text:span><text:span text:style-name="Основной_20_текст4"><text:span text:style-name="T30">містять рівно 3</text:span></text:span><text:span text:style-name="Основной_20_текст4"><text:span text:style-name="T27"> символ</text:span></text:span><text:span text:style-name="Основной_20_текст4"><text:span text:style-name="T30">и 1</text:span></text:span><text:span text:style-name="Основной_20_текст4"><text:span text:style-name="T27">, а Q – </text:span></text:span><text:span text:style-name="Основной_20_текст4"><text:span text:style-name="T29">це множина всіх слів у</text:span></text:span><text:span text:style-name="Основной_20_текст4"><text:span text:style-name="T27"> алфавіті Х, </text:span></text:span><text:span text:style-name="Основной_20_текст4"><text:span text:style-name="T29">які починаються з </text:span></text:span><text:span text:style-name="Основной_20_текст4"><text:span text:style-name="T31">1</text:span></text:span><text:span text:style-name="Основной_20_текст4"><text:span text:style-name="T29">.</text:span></text:span></text:p>
      <text:p text:style-name="P15"><text:span text:style-name="Основной_20_текст4"><text:span text:style-name="T5"/></text:span></text:p>
      <text:p text:style-name="P22">8. <text:span text:style-name="T97">Нехай подія P зображувана в скінченному автоматі A та </text:span><text:span text:style-name="T98">e</text:span><text:span text:style-name="T97">∉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9">е </text:span></text:span><text:span text:style-name="Основной_20_текст4"><text:span text:style-name="T6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4">)</text:span></text:span><text:span text:style-name="T97">. Як побудувати новий скінченний автомат A′, що зображує подію P ∪ {</text:span><text:span text:style-name="T98">e</text:span><text:span text:style-name="T97">}?</text:span></text:p>
      <text:p text:style-name="P25"/>
      <text:p text:style-name="P7"><text:span text:style-name="T96">9</text:span><text:span text:style-name="T95">. Нехай для непорожньої події P виконується рівність P</text:span><text:span text:style-name="T93">2</text:span><text:span text:style-name="T95">=P. Довести, що:</text:span></text:p>
      <text:p text:style-name="P4"><text:span text:style-name="T78">(а) </text:span><text:span text:style-name="T80">e</text:span><text:span text:style-name="T78">∈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9">е </text:span></text:span><text:span text:style-name="Основной_20_текст4"><text:span text:style-name="T6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4">)</text:span></text:span><text:span text:style-name="T78">; (б) P</text:span><text:span text:style-name="T92">*</text:span><text:span text:style-name="T78">=P.</text:span></text:p>
      <text:p text:style-name="P8"/>
      <text:p text:style-name="P22"><text:span text:style-name="T99">10</text:span><text:span text:style-name="T97">. </text:span><text:span text:style-name="Основной_20_текст4"><text:span text:style-name="T26">Нехай Р – нерегулярна подія, R – скінченна подія. Довести, що подія S – нерегулярна: а) S=P</text:span></text:span><text:span text:style-name="Основной_20_текст4"><text:span text:style-name="T46">∪</text:span></text:span><text:span text:style-name="Основной_20_текст4"><text:span text:style-name="T26">R, б) S=P\R.</text:span></text:span></text:p>
      <text:p text:style-name="P16"><text:span text:style-name="Основной_20_текст4"><text:span text:style-name="T81"/></text:span></text:p>
      <text:p text:style-name="P28"><text:span text:style-name="Основной_20_текст4"><text:span text:style-name="T55">11</text:span></text:span><text:span text:style-name="Основной_20_текст4"><text:span text:style-name="T54">. </text:span></text:span><text:span text:style-name="Основной_20_текст4"><text:span text:style-name="T52">Побудувати приклад двох невiдрiзнюваних автоматiв, якi не є iзоморфними.</text:span></text:span></text:p>
      <text:p text:style-name="P16"><text:span text:style-name="Основной_20_текст4"><text:span text:style-name="T82"/></text:span></text:p>
      <text:p text:style-name="P16"><text:span text:style-name="Основной_20_текст4"><text:span text:style-name="T82">1</text:span></text:span><text:span text:style-name="Основной_20_текст4"><text:span text:style-name="T83">2</text:span></text:span><text:span text:style-name="Основной_20_текст4"><text:span text:style-name="T82">. Довести л</text:span></text:span><text:span text:style-name="Основной_20_текст4"><text:span text:style-name="T81">ем</text:span></text:span><text:span text:style-name="Основной_20_текст4"><text:span text:style-name="T82">у</text:span></text:span><text:span text:style-name="Основной_20_текст4"><text:span text:style-name="T81"> “про накачку”: </text:span></text:span><text:span text:style-name="Основной_20_текст4"><text:span text:style-name="T82">д</text:span></text:span><text:span text:style-name="Основной_20_текст4"><text:span text:style-name="T81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84">w</text:span></text:span><text:span text:style-name="Основной_20_текст_20__28_3_29__20__2b__20_Интервал_20_1_20_pt"><text:span text:style-name="T85">∈</text:span></text:span><text:span text:style-name="Основной_20_текст4"><text:span text:style-name="T86">Р можна записати у вигляді <text:s/></text:span></text:span><text:span text:style-name="Основной_20_текст_20__28_3_29__20__2b__20_Интервал_20_1_20_pt"><text:span text:style-name="T84">w=р</text:span></text:span><text:span text:style-name="Основной_20_текст_20__28_3_29__20__2b__20_Интервал_20_1_20_pt"><text:span text:style-name="T68">1</text:span></text:span><text:span text:style-name="Основной_20_текст_20__28_3_29__20__2b__20_Интервал_20_1_20_pt"><text:span text:style-name="T84">рр</text:span></text:span><text:span text:style-name="Основной_20_текст_20__28_3_29__20__2b__20_Интервал_20_1_20_pt"><text:span text:style-name="T68">2</text:span></text:span><text:span text:style-name="Основной_20_текст_20__28_3_29__20__2b__20_Интервал_20_1_20_pt"><text:span text:style-name="T40">, </text:span></text:span><text:span text:style-name="Основной_20_текст_20__28_3_29__20__2b__20_Интервал_20_1_20_pt"><text:span text:style-name="T42">де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45">≠</text:span></text:span><text:span text:style-name="Основной_20_текст_20__28_3_29__20__2b__20_Интервал_20_1_20_pt"><text:span text:style-name="T48">е</text:span></text:span><text:span text:style-name="Основной_20_текст_20__28_3_29__20__2b__20_Интервал_20_1_20_pt"><text:span text:style-name="T49"> </text:span>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49">е </text:span></text:span><text:span text:style-name="Основной_20_текст4"><text:span text:style-name="T6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4">)</text:span></text:span><text:span text:style-name="Основной_20_текст_20__28_3_29__20__2b__20_Интервал_20_1_20_pt"><text:span text:style-name="T40">, так, що для всіх k = 0, 1, 2, ... виконуватиметься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68">1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91">k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68">2</text:span></text:span><text:span text:style-name="Основной_20_текст_20__28_3_29__20__2b__20_Интервал_20_1_20_pt"><text:span text:style-name="T45">∈</text:span></text:span><text:span text:style-name="Основной_20_текст4"><text:span text:style-name="T1">Р.</text:span></text:span></text:p>
      <text:p text:style-name="P16"><text:span text:style-name="Основной_20_текст4"><text:span text:style-name="T1"/></text:span></text:p>
      <text:p text:style-name="P18"><text:span text:style-name="Основной_20_текст4"><text:span text:style-name="T10">1</text:span></text:span><text:span text:style-name="Основной_20_текст4"><text:span text:style-name="T38">3</text:span></text:span><text:span text:style-name="Основной_20_текст4"><text:span text:style-name="T10">. </text:span></text:span><text:span text:style-name="Основной_20_текст4"><text:span text:style-name="T35">Навести приклад таких подій P і Q, що:</text:span></text:span></text:p>
      <text:p text:style-name="P18"><text:span text:style-name="Основной_20_текст4"><text:span text:style-name="T35">(а) P ⊂ Q, однак P* = Q*; (б) P* = Q*, однак P ⊄ 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3">1</text:span></text:span><text:span text:style-name="Основной_20_текст4"><text:span text:style-name="T38">4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3">1</text:span></text:span><text:span text:style-name="Основной_20_текст4"><text:span text:style-name="T38">5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</text:span></text:span><text:soft-page-break/><text:span text:style-name="Основной_20_текст4"><text:span text:style-name="T24">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16"><text:span text:style-name="Основной_20_текст4"><text:span text:style-name="T28"/></text:span></text:p>
      <text:p text:style-name="P16"><text:span text:style-name="Основной_20_текст4"><text:span text:style-name="T32">1</text:span></text:span><text:span text:style-name="Основной_20_текст4"><text:span text:style-name="T38">6</text:span></text:span><text:span text:style-name="Основной_20_текст4"><text:span text:style-name="T32">. </text:span></text:span><text:span text:style-name="Основной_20_текст4"><text:span text:style-name="T33">Навести приклад події, яка нерегулярна і (одночасно) задовольняє умову “леми про накачку”.</text:span></text:span></text:p>
      <text:p text:style-name="P16"><text:span text:style-name="Основной_20_текст4"><text:span text:style-name="T32"/></text:span></text:p>
      <text:p text:style-name="P16"><text:span text:style-name="Основной_20_текст4"><text:span text:style-name="T28">1</text:span></text:span><text:span text:style-name="Основной_20_текст4"><text:span text:style-name="T38">7</text:span></text:span><text:span text:style-name="Основной_20_текст4"><text:span text:style-name="T28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67">1</text:span></text:span><text:span text:style-name="Основной_20_текст4"><text:span text:style-name="T59">∩</text:span></text:span><text:span text:style-name="Основной_20_текст4"><text:span text:style-name="T28">Р</text:span></text:span><text:span text:style-name="Основной_20_текст4"><text:span text:style-name="T67">2</text:span></text:span><text:span text:style-name="Основной_20_текст4"><text:span text:style-name="T28">, де події Р</text:span></text:span><text:span text:style-name="Основной_20_текст4"><text:span text:style-name="T67">1 </text:span></text:span><text:span text:style-name="Основной_20_текст4"><text:span text:style-name="T28">і Р</text:span></text:span><text:span text:style-name="Основной_20_текст4"><text:span text:style-name="T67">2</text:span></text:span><text:span text:style-name="Основной_20_текст4"><text:span text:style-name="T28"> задані регулярними виразами r</text:span></text:span><text:span text:style-name="Основной_20_текст4"><text:span text:style-name="T67">1</text:span></text:span><text:span text:style-name="Основной_20_текст4"><text:span text:style-name="T28"> і r</text:span></text:span><text:span text:style-name="Основной_20_текст4"><text:span text:style-name="T67">2</text:span></text:span><text:span text:style-name="Основной_20_текст4"><text:span text:style-name="T28"> відповідно.</text:span></text:span></text:p>
      <text:p text:style-name="P23"><text:span text:style-name="Основной_20_текст4"><text:span text:style-name="T26"/></text:span></text:p>
      <text:p text:style-name="P17"><text:span text:style-name="Основной_20_текст4"><text:span text:style-name="T34">1</text:span></text:span><text:span text:style-name="Основной_20_текст4"><text:span text:style-name="T38">8</text:span></text:span><text:span text:style-name="Основной_20_текст4"><text:span text:style-name="T34">. Написати регулярний вираз у алфавіті X = {0, 1}, який задає подію, що складається зі всіх слів таких і тільки таких, які містять 00 або 11 тільки один раз.</text:span></text:span></text:p>
      <text:p text:style-name="P17"><text:span text:style-name="Основной_20_текст4"><text:span text:style-name="T34"/></text:span></text:p>
      <text:p text:style-name="P19"><text:span text:style-name="Основной_20_текст4"><text:span text:style-name="T38">19</text:span></text:span><text:span text:style-name="Основной_20_текст4"><text:span text:style-name="T35">. </text:span></text:span><text:span text:style-name="Основной_20_текст4"><text:span text:style-name="T101">Нехай</text:span></text:span><text:span text:style-name="Основной_20_текст4"><text:span text:style-name="T35"> вхідний алфавіт X = {0, 1}. </text:span></text:span><text:span text:style-name="Основной_20_текст4"><text:span text:style-name="T36">Н</text:span></text:span><text:span text:style-name="Основной_20_текст4"><text:span text:style-name="T35">авести автомат, який допускає </text:span></text:span><text:span text:style-name="T79">ланцюжки, де між входженнями "1" парна кількість "0".</text:span></text:p>
      <text:p text:style-name="P24"/>
      <text:p text:style-name="P10"><text:span text:style-name="T102">2</text:span><text:span text:style-name="T103">0</text:span>. Побудувати скінчений автомат, що розпізнає <text:span text:style-name="T102">не</text:span>парні числа, які записані у двійковій формі та зчитуються зліва направо.</text:p>
      <text:p text:style-name="P10"/>
      <text:p text:style-name="P9"><text:span text:style-name="Основной_20_текст4"><text:span text:style-name="T37">2</text:span></text:span><text:span text:style-name="Основной_20_текст4"><text:span text:style-name="T38">1</text:span></text:span><text:span text:style-name="Основной_20_текст4"><text:span text:style-name="T35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26"><text:span text:style-name="Основной_20_текст4"><text:span text:style-name="T35"/></text:span></text:p>
      <text:p text:style-name="P20"><text:span text:style-name="Основной_20_текст4"><text:span text:style-name="T52">2</text:span></text:span><text:span text:style-name="Основной_20_текст4"><text:span text:style-name="T55">2</text:span></text:span><text:span text:style-name="Основной_20_текст4"><text:span text:style-name="T53">. </text:span></text:span><text:span text:style-name="Основной_20_текст4"><text:span text:style-name="T52">Довести </text:span></text:span><text:span text:style-name="Основной_20_текст4"><text:span text:style-name="T101">тотожність</text:span></text:span><text:span text:style-name="Основной_20_текст4"><text:span text:style-name="T52"> для регулярних виразів:</text:span></text:span></text:p>
      <text:p text:style-name="P27"><text:span text:style-name="Основной_20_текст4"><text:span text:style-name="T51">a(ba ∪ a)*b = aa*b(aa*b)*.</text:span></text:span></text:p>
      <text:p text:style-name="P27"><text:span text:style-name="Основной_20_текст4"><text:span text:style-name="T51"/></text:span></text:p>
      <text:p text:style-name="P21"><text:span text:style-name="Основной_20_текст4"><text:span text:style-name="T38">23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47">х</text:span></text:span><text:span text:style-name="Основной_20_текст4"><text:span text:style-name="T89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47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8">2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21"><text:span text:style-name="Основной_20_текст4"><text:span text:style-name="T10">Р={</text:span></text:span><text:span text:style-name="Основной_20_текст4"><text:span text:style-name="T47">a</text:span></text:span><text:span text:style-name="Основной_20_текст4"><text:span text:style-name="T89">k</text:span></text:span><text:span text:style-name="Основной_20_текст4"><text:span text:style-name="T47">b</text:span></text:span><text:span text:style-name="Основной_20_текст4"><text:span text:style-name="T90">n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1">k</text:span></text:span><text:span text:style-name="Основной_20_текст_20__28_3_29__20__2b__20_Интервал_20_1_20_pt"><text:span text:style-name="T43">&gt;n</text:span></text:span><text:span text:style-name="Основной_20_текст4"><text:span text:style-name="T10">} не регулярна.</text:span></text:span></text:p>
      <text:p text:style-name="P21"><text:span text:style-name="Основной_20_текст4"><text:span text:style-name="T10"/></text:span></text:p>
      <text:p text:style-name="P41"><text:span text:style-name="Основной_20_текст4"><text:span text:style-name="T38">24</text:span></text:span><text:span text:style-name="Основной_20_текст4"><text:span text:style-name="T10">. </text:span></text:span><text:span text:style-name="Основной_20_текст4"><text:span text:style-name="T52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0">φ</text:span></text:span><text:span text:style-name="Основной_20_текст4"><text:span text:style-name="T72">A</text:span></text:span><text:span text:style-name="Основной_20_текст4"><text:span text:style-name="T52">(x</text:span></text:span><text:span text:style-name="Основной_20_текст4"><text:span text:style-name="T72">i1</text:span></text:span><text:span text:style-name="Основной_20_текст4"><text:span text:style-name="T52">x</text:span></text:span><text:span text:style-name="Основной_20_текст4"><text:span text:style-name="T72">i2</text:span></text:span><text:span text:style-name="Основной_20_текст4"><text:span text:style-name="T52"> ... x</text:span></text:span><text:span text:style-name="Основной_20_текст4"><text:span text:style-name="T72">ik</text:span></text:span><text:span text:style-name="Основной_20_текст4"><text:span text:style-name="T52">) = y</text:span></text:span><text:span text:style-name="Основной_20_текст4"><text:span text:style-name="T72">i1</text:span></text:span><text:span text:style-name="Основной_20_текст4"><text:span text:style-name="T52">y</text:span></text:span><text:span text:style-name="Основной_20_текст4"><text:span text:style-name="T72">i2</text:span></text:span><text:span text:style-name="Основной_20_текст4"><text:span text:style-name="T52"> ... y</text:span></text:span><text:span text:style-name="Основной_20_текст4"><text:span text:style-name="T72">ik</text:span></text:span><text:span text:style-name="Основной_20_текст4"><text:span text:style-name="T52">:</text:span></text:span></text:p>
      <text:p text:style-name="P41"><text:span text:style-name="Основной_20_текст4"><text:span text:style-name="T52">y(0) = y(1) = 1, y(t + 2) = x(t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09:25:22.619221072</meta:creation-date>
    <dc:date>2022-05-30T06:18:44.856037330</dc:date>
    <meta:editing-duration>PT3H11M55S</meta:editing-duration>
    <meta:editing-cycles>19</meta:editing-cycles>
    <meta:generator>LibreOffice/6.4.7.2$Linux_X86_64 LibreOffice_project/40$Build-2</meta:generator>
    <meta:document-statistic meta:table-count="6" meta:image-count="0" meta:object-count="0" meta:page-count="3" meta:paragraph-count="182" meta:word-count="861" meta:character-count="5036" meta:non-whitespace-character-count="4337"/>
  </office:meta>
</office:document-meta>
</file>